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ngeNodeID.getAllLanguageVersionNodes( Document do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hangeNodeID.initParamet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hangeNodeID.doCheckPrecondition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hangeNodeID.getNodesToLock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ChangeNodeID.getTargetLoc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hangeNodeID.doExecu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hangeNodeID.getNewDocument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hangeNodeID.doCheckExecutionCondition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